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4b5fd" officeooo:paragraph-rsid="0004b5fd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fo:font-style="italic" style:text-underline-style="solid" style:text-underline-width="auto" style:text-underline-color="font-color" fo:font-weight="bold" officeooo:rsid="0004b5fd" officeooo:paragraph-rsid="0004b5fd" style:font-size-asian="44pt" style:font-style-asian="italic" style:font-weight-asian="bold" style:font-size-complex="4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rée</text:p>
      <text:p text:style-name="P1">velouté de potimarron</text:p>
      <text:p text:style-name="P1"/>
      <text:p text:style-name="P2">plat</text:p>
      <text:p text:style-name="P1">tomate farcie et riz pilaf</text:p>
      <text:p text:style-name="P1"/>
      <text:p text:style-name="P2">dessert</text:p>
      <text:p text:style-name="P1">tiramisu hallowe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5:42:17.012000000</meta:creation-date>
    <dc:date>2022-10-04T15:43:55.214000000</dc:date>
    <meta:editing-duration>PT1M38S</meta:editing-duration>
    <meta:editing-cycles>1</meta:editing-cycles>
    <meta:document-statistic meta:table-count="0" meta:image-count="0" meta:object-count="0" meta:page-count="1" meta:paragraph-count="6" meta:word-count="13" meta:character-count="82" meta:non-whitespace-character-count="75"/>
    <meta:generator>LibreOffice/7.1.5.2$Windows_X86_64 LibreOffice_project/85f04e9f809797b8199d13c421bd8a2b025d52b5</meta:generator>
  </office:meta>
</office:document-meta>
</file>